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01a196" officeooo:paragraph-rsid="0001a196"/>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1a196" officeooo:paragraph-rsid="0001a196"/>
    </style:style>
    <style:style style:name="P3" style:family="paragraph" style:parent-style-name="Standard">
      <style:paragraph-properties fo:text-align="start" style:justify-single-word="false"/>
      <style:text-properties officeooo:rsid="00025ef2" officeooo:paragraph-rsid="00025ef2"/>
    </style:style>
    <style:style style:name="P4" style:family="paragraph" style:parent-style-name="Standard">
      <style:paragraph-properties fo:text-align="start" style:justify-single-word="false"/>
      <style:text-properties officeooo:rsid="00034234" officeooo:paragraph-rsid="00034234"/>
    </style:style>
    <style:style style:name="P5" style:family="paragraph" style:parent-style-name="Standard">
      <style:paragraph-properties fo:text-align="start" style:justify-single-word="false"/>
      <style:text-properties officeooo:rsid="00053af3" officeooo:paragraph-rsid="00053af3"/>
    </style:style>
    <style:style style:name="P6" style:family="paragraph" style:parent-style-name="Standard">
      <style:paragraph-properties fo:text-align="start" style:justify-single-word="false"/>
      <style:text-properties officeooo:rsid="0005f8a8" officeooo:paragraph-rsid="0005f8a8"/>
    </style:style>
    <style:style style:name="P7" style:family="paragraph" style:parent-style-name="Standard">
      <style:paragraph-properties fo:text-align="start" style:justify-single-word="false"/>
      <style:text-properties officeooo:rsid="0007de9b" officeooo:paragraph-rsid="0007de9b"/>
    </style:style>
    <style:style style:name="P8" style:family="paragraph" style:parent-style-name="Standard">
      <style:paragraph-properties fo:text-align="start" style:justify-single-word="false"/>
      <style:text-properties officeooo:rsid="0008431e" officeooo:paragraph-rsid="0008431e"/>
    </style:style>
    <style:style style:name="P9" style:family="paragraph" style:parent-style-name="Standard">
      <style:text-properties officeooo:rsid="0012f6cf" officeooo:paragraph-rsid="0008431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4234" style:font-style-asian="normal" style:font-style-complex="normal"/>
    </style:style>
    <style:style style:name="T4" style:family="text">
      <style:text-properties fo:font-style="normal" officeooo:rsid="00053af3" style:font-style-asian="normal" style:font-style-complex="normal"/>
    </style:style>
    <style:style style:name="T5" style:family="text">
      <style:text-properties fo:font-style="normal" officeooo:rsid="0005f8a8" style:font-style-asian="normal" style:font-style-complex="normal"/>
    </style:style>
    <style:style style:name="T6" style:family="text">
      <style:text-properties fo:font-style="normal" officeooo:rsid="0007de9b" style:font-style-asian="normal" style:font-style-complex="normal"/>
    </style:style>
    <style:style style:name="T7" style:family="text">
      <style:text-properties fo:font-style="normal" officeooo:rsid="0008431e" style:font-style-asian="normal" style:font-style-complex="normal"/>
    </style:style>
    <style:style style:name="T8" style:family="text">
      <style:text-properties fo:font-style="normal" officeooo:rsid="001585bf" style:font-style-asian="normal" style:font-style-complex="normal"/>
    </style:style>
    <style:style style:name="T9" style:family="text">
      <style:text-properties fo:font-style="normal" officeooo:rsid="000975c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ython 101 – Lesson 1</text:p>
      <text:p text:style-name="P1"/>
      <text:p text:style-name="P1">[slide: title]</text:p>
      <text:p text:style-name="P3">Hi there, welcome to the Retro Desk. I’m Matt Heffernan. This is the fist lesson of my new tutorial series for people to learn programming using the python language. This tutorial is for absolute beginners, no experience necessary. We’re going to start with the most basic concepts, and over the course of this series, learn how to make your own game.</text:p>
      <text:p text:style-name="P3"/>
      <text:p text:style-name="P3">[slide: What is code?]</text:p>
      <text:p text:style-name="P3">Today’s lesson is going to be all about getting familiar with how programming works, in general. I’m sure you’ve heard the word “code” used as a verb, as in “if you want a good job, learn how to code” or “kids should be coding in school”. You may have an idea of what that means, but today you will learn what code actually is and what it really means <text:span text:style-name="T1">to </text:span><text:span text:style-name="T2">code.</text:span></text:p>
      <text:p text:style-name="P3"><text:span text:style-name="T2"/></text:p>
      <text:p text:style-name="P3"><text:span text:style-name="T2">[ad break]</text:span></text:p>
      <text:p text:style-name="P3"><text:span text:style-name="T2"/></text:p>
      <text:p text:style-name="P3"><text:span text:style-name="T2">[back to slide: What is code?]</text:span></text:p>
      <text:p text:style-name="P3"><text:span text:style-name="T2">Code, as a noun, refers to instructions that are given to a computer to perform a certain task. That can be as simple as adding two numbers together and as complex as running a giant website like YouTube. The main thing to remember is that computers don’t know what to do on their own. The programmer has to tell it exactly what to do, and the computer will follow those instructions perfectly and as quickly as it can. A computer only does the “wrong” thing when the programmer fails to tell it how to do the “right” thing in the right way.</text:span></text:p>
      <text:p text:style-name="P3"><text:span text:style-name="T2"/></text:p>
      <text:p text:style-name="P3"><text:span text:style-name="T2">[slide: </text:span><text:span text:style-name="T3">What is </text:span><text:span text:style-name="T2">Python code?]</text:span></text:p>
      <text:p text:style-name="P3"><text:span text:style-name="T2">Python is just one of many, many languages that have been created to make writing code easier for people. The native machine language of computers takes a lot more technical knowledge to use and generally makes programming much more difficult and time consuming. Python is what is called an “interpreted high-level” language, in that it take another program to read and run the code you write, and it’s geared more towards human understanding </text:span><text:span text:style-name="T3">rather </text:span><text:span text:style-name="T2">than how the computer works on its own terms. This makes it easy to learn and use for beginning programmers, and </text:span><text:span text:style-name="T3">the </text:span><text:span text:style-name="T2">first program we are going to write has only one line of code:</text:span></text:p>
      <text:p text:style-name="P3"><text:span text:style-name="T2"/></text:p>
      <text:p text:style-name="P3"><text:span text:style-name="T2">print(“Hello, python!”)</text:span></text:p>
      <text:p text:style-name="P3"><text:span text:style-name="T2"/></text:p>
      <text:p text:style-name="P4"><text:span text:style-name="T2">Python, like most programming languages, uses plain text for its code. </text:span></text:p>
      <text:p text:style-name="P4"><text:span text:style-name="T2"/></text:p>
      <text:p text:style-name="P4"><text:span text:style-name="T2">[slide: What is plain text?]</text:span></text:p>
      <text:p text:style-name="P4"><text:span text:style-name="T2">So what does plain text mean? You are certainly familiar with the concept of text, as in text messaging. Plain text is just what it sounds like, text without anything else, just regular characters. There’s no different fonts or sizes or any non-text content like graphics or animation. A word processor like Microsoft Word or Google Docs lets you write what’s called “rich” text, which can have all this extra stuff. A text editor like Microsoft Notepad or Apple TextEdit only lets you create plain text, and that is what you will need to write Python code. However, we aren’t going to use just a simple text editor.</text:span></text:p>
      <text:p text:style-name="P4"><text:span text:style-name="T2"/></text:p>
      <text:p text:style-name="P4"><text:span text:style-name="T2">[slide: What is Thony?]</text:span></text:p>
      <text:p text:style-name="P4"><text:span text:style-name="T2">Instead we will use what’s called an Integrated Development Environment, or IDE for short. You can use pretty much any IDE to write and run python code, but for this series we are going to use Thonny, </text:span><text:soft-page-break/><text:span text:style-name="T2">which is a free and open source IDE specifically made for beginner python programmers, like you! If you don’t have Thonny already installed,</text:span></text:p>
      <text:p text:style-name="P4"><text:span text:style-name="T2"/></text:p>
      <text:p text:style-name="P4"><text:span text:style-name="T2">[cut to thonny.org]</text:span></text:p>
      <text:p text:style-name="P4"><text:span text:style-name="T2">you can easily get it by going to thonny.org and download the version you need. Thonny is available for free for Windows, Linux and Mac, and even comes pre-installed with the Raspberry Pi OS.</text:span></text:p>
      <text:p text:style-name="P4"><text:span text:style-name="T2"/></text:p>
      <text:p text:style-name="P4"><text:span text:style-name="T2">[cut to thonny app]</text:span></text:p>
      <text:p text:style-name="P4"><text:span text:style-name="T2">When you run Thonny for the first time, you will see a window with two panes. On the top is a text editor, where you can write your code. On the bottom is a shell, where you can run your code. </text:span><text:span text:style-name="T4">So let’s type in that first line of code.</text:span></text:p>
      <text:p text:style-name="P4"><text:span text:style-name="T4"/></text:p>
      <text:p text:style-name="P5"><text:span text:style-name="T2">[typing in editor]</text:span></text:p>
      <text:p text:style-name="P5"><text:span text:style-name="T2">print(“Hello, python!”)</text:span></text:p>
      <text:p text:style-name="P5"><text:span text:style-name="T2"/></text:p>
      <text:p text:style-name="P5"><text:span text:style-name="T2">Now, before we run this code, we need to save it, so we can click the save button [click] and we’ll call it [typing] “hello” and click ok. [click] Now we can see that the tab above the editor says “hello.py”. Thonny went ahead and added the .py extension to our code file so that it is identified as python code by Thonny and other applications. With the code saved on our computer, we can click the Run button to run it. [click] And down below in the shell we can see the output of our program, where it printed “Hello, python!” and then we got a new prompt of three angle brackets. Now let’s unpack what all this means.</text:span></text:p>
      <text:p text:style-name="P5"><text:span text:style-name="T2"/></text:p>
      <text:p text:style-name="P5"><text:span text:style-name="T2">[slide: What just happened?]</text:span></text:p>
      <text:p text:style-name="P5"><text:span text:style-name="T2">So we just created our first plain text file containing python code. Let’s take a look at that code again. [build] We wrote print(“Hello, python!”). First, what does “print” mean here? Well, as we saw, nothing came out of a printer, but we saw the text “Hello, python!” appear in the shell. That’s what we mean by printing: having text appear to the user from a command prompt. So what’s a command prompt? [build] Well, those three angle brackets in the python shell is an example of a command prompt, where we can type in commands and make things happen, like running programs, and see text get printed back to us in response. You may have used the command prompt on your computer before, which uses another shell for your operating system, like DOS Shell or PowerShell on Windows, or bash shell on Linux or MacOS.</text:span></text:p>
      <text:p text:style-name="P5"><text:span text:style-name="T2"/></text:p>
      <text:p text:style-name="P5"><text:span text:style-name="T2">[cut to terminal]</text:span></text:p>
      <text:p text:style-name="P5"><text:span text:style-name="T2">Here’s what the bash shell looks like on Linux, where we get a dollar sign for a command prompt, usually with some other information before it. If you have python installed on your computer, you can type “python” at your command prompt and hit the Enter key, and this will take you to the python shell and that same three-angle-bracket command prompt we saw in the shell in Thonny. To keep things simple in this tutorial, we’re going to stick to using the shell in Thonny until we get much further along.</text:span></text:p>
      <text:p text:style-name="P5"><text:span text:style-name="T2"/></text:p>
      <text:p text:style-name="P5"><text:span text:style-name="T2">[cut back to slide: What just happened?]</text:span></text:p>
      <text:p text:style-name="P5"><text:span text:style-name="T2">So when we want text to print in a shell, we use the “print” function and give it a string to print. But what does that mean?</text:span></text:p>
      <text:p text:style-name="P5"><text:span text:style-name="T2"/></text:p>
      <text:p text:style-name="P5"><text:span text:style-name="T2">[slide: What’s a function?]</text:span></text:p>
      <text:p text:style-name="P5"><text:span text:style-name="T2">For our first program, we used our first function, namely “print”, which is a function that is built into python. Just like in math, a python function can take in an input and produce some kind of output. For </text:span><text:soft-page-break/><text:span text:style-name="T2">“print”, our desired output is text getting printed to the shell, and the input will be the text we want printed. Again, just like in math, a python function has a name and then the the input arguments go into a pair of parentheses to the right of the function name. So our code is calling the “print” function, and passing in a string of characters that read “Hello, python!” and that’s it. The quotation marks tell python that the argument is a string, which is what we call a bit of text in code. It is a string of characters, capital-H, little-E, little-L and so on through the exclamation point at the end, that we want to provide to the print function as input. So we close the string with another quotation mark to indicate the end of the string, and then a closing parenthesis indicates that the string is the first, last and only argument to the function and that the function can then be run.</text:span></text:p>
      <text:p text:style-name="P5"><text:span text:style-name="T2"/></text:p>
      <text:p text:style-name="P5"><text:span text:style-name="T2">Here, this one function call is the only thing our code does, but under the hood python is doing a lot of stuff to run that print function and make that text appear in the shell. Luckily, we can just use the print function to do that so we don’t have to be bothered with all those technical details.</text:span></text:p>
      <text:p text:style-name="P5"><text:span text:style-name="T2"/></text:p>
      <text:p text:style-name="P5"><text:span text:style-name="T2">[slide: review of terms]</text:span></text:p>
      <text:p text:style-name="P5"><text:span text:style-name="T2">Ok, we just went through a lot, so let’s review the terms we learned so far.</text:span></text:p>
      <text:p text:style-name="P5"><text:span text:style-name="T2">[build] Code is what we call the content of our program, which is a plain text file that we can write in a text editor. It’s also a verb for the process of writing code. Such a versatile word!</text:span></text:p>
      <text:p text:style-name="P5"><text:span text:style-name="T2">[build] A text editor is an application for writing plain text, which is a necessary tool for coding in python and most other programming languages.</text:span></text:p>
      <text:p text:style-name="P5"><text:span text:style-name="T2">[build] An Integrated Development Environment, or IDE, is an application that combines a text editor with other functionality to make writing and running programs easier, like Thonny, our IDE for python.</text:span></text:p>
      <text:p text:style-name="P5"><text:span text:style-name="T2">[build] A shell is an application where we can type commands into a command prompt and get text printed back to us. The python shell is integrated into Thonny to make it faster and easier to run our programs.</text:span></text:p>
      <text:p text:style-name="P5"><text:span text:style-name="T2">[build] A function is a bit of code that’s already been written that you can call in your code to perform some kind of task. It can take arguments as input and have some kind of output.</text:span></text:p>
      <text:p text:style-name="P5"><text:span text:style-name="T2">[build] Arguments are the things inside the parentheses of a function call. They are the input to the function named to the left of those parentheses.</text:span></text:p>
      <text:p text:style-name="P5"><text:span text:style-name="T2">[build] A string is a bit of text, a sequence of characters, that you can have in your code inside a pair of quotation marks. In our code, we passed the string “Hello, python!” as an input argument to the “print” function, which then proceeded to print the text in that string to the shell.</text:span></text:p>
      <text:p text:style-name="P5"><text:span text:style-name="T2"/></text:p>
      <text:p text:style-name="P5"><text:span text:style-name="T2">[What is a variable?]</text:span></text:p>
      <text:p text:style-name="P5"><text:span text:style-name="T2">How are you doing? Ok? If that review left you a little lost, go back and watch the beginning of the video again. This tutorial is all about learning at your own pace, so if it takes you a few attempts to learn something, that’s ok! If you are feeling comfortable, we’re going to move on to another important part of coding: variables. If you took algebra, you should already know what a variable is. [build] If I say x = 2, then I have defined a variable named “x” and given the value 2. If I then say y = x + 3, then I have defined another variable named “y” and assigned it the value of whatever x is plus 3. So if x is 2, then we can plug that into the expression x + 3 and get 2 + 3, which of course is 5, so we are effectively giving y the value of 5. In python, we can define variables just like this, as if we were in algebra class. Are you starting to regret not paying attention? No worries! It’s really quite simple and it’s actually easier to learn and understand algebra concepts when you are coding than just doing math homework. Python lets you set variables to numbers, but a variable can also hold a string. Ask you match teacher if they can do that! A variable in python can also be more than a single letter, it can be a word, like “message”, which we can assign the value “Hello, python!”. Then, instead of typing out that string again in our code, we can use the “message” variable to refer to that string, and pass it into the “print” function like this: print(message). Let’s go back to Thonny and change our program to do this.</text:span></text:p>
      <text:p text:style-name="P5"><text:soft-page-break/><text:span text:style-name="T2">[Cut to Thonny]</text:span></text:p>
      <text:p text:style-name="P5"><text:span text:style-name="T2">Let’s insert a line at the top of our file and type in “message = “ and then we can cut and paste our string to the end of this new line. Now, we can go back to the call to print, and put the variable name “message” between the paren<text:tab/>theses. Now you can see we don’t use quotes around the word “message” here, like we did before with “Hello, python!” That’s because we don’t want our program to literally print out the word “message”, but the string that is assigned to the </text:span><text:span text:style-name="T1">variable</text:span><text:span text:style-name="T2"> named message, which as we can see in the line above is “Hello, python!” The fact that this line comes first is important. Our code will get run one line at a time, starting from the top, so we want that string assigned to the “message” variable before we pass it to the print function. If we had those lines reversed, the code will not work as we intended. First, let’s try running it. If we click the “Run” button, we see that same string get printed to the shell. So now our program is doing the same thing as before, just taking two lines to do it instead of one. You may also notice that the save button grayed out when we clicked the run button. Since we had already saved our code before under the filename “hello.py”, Thonny went ahead and saved our changes for us automatically. Wasn’t that nice? Now, let’s try doing something not so nice to our program, like reverse the order of the lines. We can do that with another cut and paste job.</text:span></text:p>
      <text:p text:style-name="P5"><text:span text:style-name="T2">Ok, now let’s try running again. [click] Uh oh, that doesn’t look good. We just made our first coding error, which was intentional, but still not what the shell wanted to see. Notice that it failed to print our message this time, and instead we get some scary red text telling us there was an error and “message” was not defined. That’s because we tried to call the print function using “message” as an input before we assigned it a value. In python, if you don’t assign a variable a value, it doesn’t exist yet. So when we use a variable name in our code, we need to make sure that an earlier line assigns that variable with the value we want. If we go back and undo our changes to get these lines in the right order, our program works again. We just fixed our first coding bug! Now if you remember, the first example I showed you of a variable was for a number, not a string. It probably surprises no one to learn that variables in python can be assigned numbers as well as strings. So now, let’s edit our code one more time to replace our old string with a number, let’s say 42. If we run it, we see that the print function still works, even though we passed it a number and not a string. If it was a string, we would have put quotes around “42” to make the message the characters 4 then 2. But without the quotes, we have a number and not a string, and yet the print function can still make it a string that it can print out. Since message is now a number, we can do some math with it. Let’s add 58 to get to an even one hundred. To do that, we are going just type in “ + 58” to the end of that assignment line, and then run it again. Well, look at that! Python can math! Let’s make it a little “mathier” now. We can insert another line at the top that assigns 42 to a variable named “x”, and replace that 42 in the next line with “x”. We run it again and get the same result! Now we have defined two variables, one named “x” and then one named “message” that we assigned the value of x + 58. Now the message variable is still a number, but that doesn’t make sense. A number is just a value, it’s not saying anything. So let’s rename “message” “y” so that now y = x + 58. We are still passing message to print, so this code won’t work if we try to run it now. There’s that pesky error again. We still need to define what “message” is, so let’s assign it a string again, this time “The value of y is “, and that’s it for now. We can run this, and we are now printing a new message, but doing a bunch of math before that for no apparent reason. Python is still doing the math, but we have no evidence of it in the shell output. So let’s make our message make sense and add the value of “y” at the end. Let’s try doing literally just that and type “+ y” after our string and see what happens. Uh oh, another bug. It says something very weird: “TypeError: can only concatenate str (not "int") to str”. What does that mean? Let’s go back to the drawing board.</text:span></text:p>
      <text:p text:style-name="P5"><text:span text:style-name="T2"/></text:p>
      <text:p text:style-name="P5"><text:span text:style-name="T2">[slide: What’s a type?]</text:span></text:p>
      <text:p text:style-name="P5"><text:span text:style-name="T2">In our program, we are dealing with two different types, numbers and strings. These are both what are called “primitive” types in python, meaning they are a basic part of the language. And really, our “numbers” aren’t just “numbers”, they are specifically integers, meaning they don’t have any decimal </text:span><text:soft-page-break/><text:span text:style-name="T2">points in them. They are just simple, whole numbers. In python, integers have the type “int”, which is short for, you got it, “integer”. Python automatically made both x and y variables of the type int because we assigned integer values to them. First, we assigned the integer 42 to x. Then for y we assign it the value of the expression x + 58. Since x is already an integer, and 58 is an integer, we are doing integer math and the value of y will also be an integer. We made the “message” variable a string again, assigning it a value in quotation marks, but then tried to change it by assigning it an expression where we tried to add an integer to a string. Python doesn’t know how to do this. It can only add integers to other numbers, or strings to other strings. Adding a string to a string is called “concatenation”, which literally means adding a string to the end of another string to make one longer string. Let’s go back and make a first attempt at fixing this code.</text:span></text:p>
      <text:p text:style-name="P5"><text:span text:style-name="T2"/></text:p>
      <text:p text:style-name="P5"><text:span text:style-name="T2">[Cut to Thonny]</text:span></text:p>
      <text:p text:style-name="P5"><text:span text:style-name="T2">So we can’t just add an integer to a string, we need to add another string to do a proper contcatenation. Let’s make y a string by adding quotes around it. When we run it, we see the program works, but not how we intended. We just added the literal string “y” to the string “The value of y is “. So we do have a true statement; The value of y is indeed y, but that doesn’t tell us anything of actual value. We want to print the value of the variable y in that place so that we can see the number 100 get printed again. To do this, we need to convert the value of y to a string. To do this, we are going to use another built-in python function called “str”, which is short for “convert to string” – which is exactly what we want to do! We are going to pass the variable “y” as input to this function, and then the output of that function will be a string that we can add to our other string. </text:span><text:span text:style-name="T5">And now it works again! Ok, that’s a whole lot to get our heads around. Let’s go back and talk about what this means.</text:span></text:p>
      <text:p text:style-name="P5"><text:span text:style-name="T5"/></text:p>
      <text:p text:style-name="P6"><text:span text:style-name="T2">[slide: What is a return value?]</text:span></text:p>
      <text:p text:style-name="P6"><text:span text:style-name="T2">The first function we used was “print” which performs a process to print text to the shell. What it did not have was a return value. In math, all functions have arguments and resulting values, but in python a function doesn’t need to have either. The most basic kind of function has no arguments and no return value. It just does a thing without any input. Python has a built-in function like this called exit(). If you call exit() in your program, it will just exit immediately, even if there are other lines after it. In fact, if you are running your code in the python shell, it will exit the python shell itself! We’ll see how that works another time. The next kind of function just takes input arguments and has no return value, like “print”. The only output we care about for the print function is what we see in the shell. The “str” is a function that has both input arguments and a return value. That means when we call the function, it results in a value that we can use in our program. For instance, we can assign that value to a variable like this: “yvaluestring = str(y)”. This will define a new variable named “yvaluestring” and it will contain just what it says it does: the value of y converted to a string. The “str” function takes something that isn’t a string, like an integer, and converts it to a string, and returns that string so that it can be used for another purpose, like printing to the shell. This is a lot more like how a mathematical function works, like sine, except instead of converting a number to another number, we can convert a value of one type into a value of another type, like an integer into a string. A good way to see how this works is by using the python shell.</text:span></text:p>
      <text:p text:style-name="P6"><text:span text:style-name="T2"/></text:p>
      <text:p text:style-name="P6"><text:span text:style-name="T2">[cut to Thonny]</text:span></text:p>
      <text:p text:style-name="P6"><text:span text:style-name="T2">In the shell, instead of running a whole program, we can try running just one line of code at a time. So let’s do that with the first line, “x = 42” and hit enter. Now we get another prompt and that’s it. Nothing got printed to the shell because all we did was define a variable, namely “x”. Now if we want to see the value of x, we can simply type the name of the variable in the shell and hit enter. As you can see, the shell just prints out the value, 42. Now let’s do the second line, “y = x + 58” and hit enter. Now we have defined two variables, with the second one based on the value of the first. If we check the value of </text:span><text:soft-page-break/><text:span text:style-name="T2">y, it’s 100, as we expected. Now, instead of typing in the whole next line, let’s try just the call to the “str” function: “str(y)”. Now we didn’t assign the return value to anything, so the shell just runs the function and prints the return value, which is the string “100”, which we can see in quotes. Notice this is different than how the print function works. We get a representation of the value, which is the string “100” with quotes and not just the string “100”. Let’s do the assignment we saw on the last slide, “yvaluestring = str(y)”, which will define a new variable and assign it the return value of the string function. The string function converted the number value 100 into a string, and by assigning it to a variable, we now have a variable containing a string version of the number 100. So if we just type the name of the “yvaluestring” variable, the shell will print out its value, which is the string “100” and not the number 100. This is an important difference. The string is a sequence of three characters, a 1 character followed by two zero characters and not really a number, it’s just is a way to write a number using text. Now, since we already converted the number 100 into the string “100” and assigned it to the “yvaluestring” variable, we can re-write the third line of our program to use this new variable: “message = “The value of y is “ + yvaluestring”. Now if we type the name of the “message” variable into the shell, we get it’s value, the string “The value of y is 100”. You know this is a string value because it has quotes around it. Now if we do the fourth and final line of our program in the shell, “print(message)”, the contents of the string “message” are now printed to the shell without quotation marks. This is for two reasons. First, the print function prints strings to the shell, so the quotes are just how we identify literal strings in our code, but those quotes aren’t part of that string. Second, the print function doesn’t have a return value, so when we call it from shell, it just does its thing, which is printing a string, and then we don’t get any sort of value coming out of it, like we see with the string function. You should also notice that the Thonny shell prints this text in black instead of blue. That’s how you know when something is getting printed to the shell by the function you just called, or it returned a value, which would be in blue. Ok, let’s go back and review.</text:span></text:p>
      <text:p text:style-name="P6"><text:span text:style-name="T2"/></text:p>
      <text:p text:style-name="P6"><text:span text:style-name="T2">[cut to slide: What’s a return value?”]</text:span></text:p>
      <text:p text:style-name="P6"><text:span text:style-name="T2">So functions can just be a simple command, like “exit” with no arguments or return value. They can just have arguments, like “print” that do something, but doesn’t return a value. They can have both arguments and return values, like “str” that does something with an argument, in this case takes a number as an input and converts it to a string, which is it returns. That return value can be used in an expression, like adding it to another string to concatenate them into a longer string, or you can just assign that return value to a variable and use it later, as we did in the shell. There are also functions that don’t take arguments for input, but still have a return value, like “locals” which will give you a list of all the local variables you currently have defined. Let’s go back to Thonny and try that in the shell.</text:span></text:p>
      <text:p text:style-name="P6"><text:span text:style-name="T2"/></text:p>
      <text:p text:style-name="P6"><text:span text:style-name="T2">[cut to Thonny]</text:span></text:p>
      <text:p text:style-name="P6"><text:span text:style-name="T2">Ok, let’s see our local variables. We’ll type “locals()” and hit enter. Woah, that’s a lot of stuff, but it isn’t red, so we know we didn’t do anything bad. It’s blue, so we know that we are looking at the return value of the “locals” function. There’s a lot going on there because this is something more complicated than just a string or a number, and that it contains a bunch of both of those along with some braces and colons and stuff. We’ll get into what that is in another lesson, but for now you can pick out all the variable names we defined and their values, like “x” is 42 and the contents of the “message” string. Pretty neat, right? Ok, now that we’ve seen all the different kinds of functions and how they can be called, let’s write our own function.</text:span></text:p>
      <text:p text:style-name="P6"><text:span text:style-name="T2"/></text:p>
      <text:p text:style-name="P6"><text:span text:style-name="T2">[slide: How do you write a function?]</text:span></text:p>
      <text:p text:style-name="P6"><text:span text:style-name="T2">So far, we’ve only been using built-in functions, and that’s good enough for simple things like we’ve been doing, but most programs are going to define function of their own to do things that need to be repeated. This helps to keep code from getting longer than it needs to be and makes it easier to work </text:span><text:soft-page-break/><text:span text:style-name="T2">with, so that you don’t have the same sequence of lines over and over again in your code. To define our own function, we use the “def” keyword, which is short for “define”, then a space and the name of our function, which we’ll call “printvalue”. Then to define our argument, we follow the name with parentheses. If our function doesn’t need arguments, then we would leave the parentheses empty, just like when we call it. But in this case we want an argument that we’ll call “value”, so we just put that name inside the parentheses. Then after the closing parenthesis, we have a colon, which means that the code for this function begins on the next line. </text:span><text:span text:style-name="T6">The lines for a function in python need to be indented to show that they are part of the function and not part of the rest of the code. Our function will just have one line, and we’re going to borrow from the code we already wrote. We’re going to have this function call the print function to print “The value is “ followed by the value that was passed in as an argument. Since we can’t assume that the value is already a string, we will force it to be one by calling the “str” function, which should convert whatever “value” is to the equivalent string. We need to close the parentheses for the “str” function and the “print” function, so we end this line with two closing parentheses. Calling functions within the arguments of other functions is something that’s done a lot in python, so we need to be careful with parentheses. This function doesn’t need to return anything, just print the string it puts together, so that’s all we need to do for it. Let’s go back to Thonny and start fresh with this new function.</text:span></text:p>
      <text:p text:style-name="P6"><text:span text:style-name="T6"/></text:p>
      <text:p text:style-name="P7"><text:span text:style-name="T2">[cut to Thonny]</text:span></text:p>
      <text:p text:style-name="P7"><text:span text:style-name="T2">Ok, we’re going to go ahead and delete all this code in the text editor and type in the definition of our new function. We start with the “def” keyword then a space and our function name “printvalue”, then open paren, the name of our argument, which we call “value”, then close paren and a colon. When we hit enter now, the Thonny text editor helpfully indents the next line for us, as it can see that we are writing a function, so the next line needs to be indented. We type out our one and only line, “print(“The value is “ + str(value)” then hit enter again. Now Thonny is expecting us to type the second line of our function, but that’s all we need for this one, so we’ll hit backspace to get rid of the indent. If we run the program now, it’s pretty anti-climactic. All this code does is define the function. It never actually calls the function, so let’s add some more code to do that. Let’s hit enter again under that function to give ourselves some space and then call the function by typing “printvalue(100)”. Since the function has been defined now, we can call it just like one of the built-in functions, and we’re going to pass in the number 100. When we run it, we see that it prints “The value is 100” with one hundred spelled out as 1-0-0. So it converted the number 100 to the string “100” and added that to the end of the string “The value is “ and passed that to the print function, which printed it to the console. Now if we want to print another value the same way, we don’t have to write that function again, we just call it again. So we can add “printvalue(42)” to the code, and now we get two lines printed when we run our program. Just like with the “print” function, our function can take an expression as an argument, so let’s do a little substraction this time. We’ll put in a “- 25” and try it now. This time we can see that we are printing the value “17” for the second line. This time we performed a subtraction and converted the result to the string “17”. Now let’s call this function one more time, but with a string for an argument. Let’s do “printvalue(“hello”)”, which should pass the string “hello” to the function. When we try to convert a string using the “str” function, it effectively does nothing, it just returns the original string, so we see that here. We just get that string tacked on as “The value is hello”. And with that, I think we’re ready to wrap up this first lesson.</text:span></text:p>
      <text:p text:style-name="P7"><text:span text:style-name="T2"/></text:p>
      <text:p text:style-name="P7"><text:span text:style-name="T2">[slide: in review]</text:span></text:p>
      <text:p text:style-name="P7"><text:span text:style-name="T2">So today we learned how to code. Congratulations! Of course, we have a lot more to learn, but today we got down the basics of what it means to code in python. We installed the Thonny IDE and learned how to use both the text editor and the shell and saw how they could work together. We wrote a couple programs using built-in functions like “print” and “str” and wrote our own function that makes use of </text:span><text:soft-page-break/><text:span text:style-name="T2">both of those. We learned about how functions can have arguments and return values, but don’t need to have both or even either of them. We started plugging bits of code into the shell and learned about variables and their values, and some of the types of values that can be assigned to those variables. It should be enough to encourage you to try more things with python and see how they work in Thonny. The more you program, the better you’ll be at writing and understanding code! </text:span><text:span text:style-name="T7">In our next lesson, we will expand on these topics and get closer to learning how to write any kind of program, even a game!</text:span></text:p>
      <text:p text:style-name="P7"><text:span text:style-name="T7"/></text:p>
      <text:p text:style-name="P8"><text:span text:style-name="T2">[slide: Thanks/Patreon]</text:span></text:p>
      <text:p text:style-name="P9"><text:span text:style-name="T7">I want to thank you</text:span><text:span text:style-name="T2"> for watching th</text:span><text:span text:style-name="T7">e first lesson in</text:span><text:span text:style-name="T2"> the series, and I can’t wait for you to see the </text:span><text:span text:style-name="T7">next</text:span><text:span text:style-name="T2"> lesson. </text:span><text:span text:style-name="T8">[build] </text:span><text:span text:style-name="T2">If you aren’t already subscribed to my channel, make sure you do that now and click the bell to be notified when the next video comes out. If you want to support my channel more directly, </text:span><text:span text:style-name="T8">[build] </text:span><text:span text:style-name="T2">you could become a member here on YouTube </text:span><text:span text:style-name="T8">[build] </text:span><text:span text:style-name="T2">or join our Patreon community, like the people you see here. Members and patrons get to see all my videos before they are released ad-free, along with other nice little perks. Thanks for watching and I’ll see you again soon. Bye-</text:span><text:span text:style-name="T9">bye</text:span><text:span text:style-name="T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1T16:28:27.344138867</meta:creation-date>
    <dc:date>2025-03-02T18:47:04.667000591</dc:date>
    <meta:editing-duration>P1DT2H18M34S</meta:editing-duration>
    <meta:editing-cycles>8</meta:editing-cycles>
    <meta:generator>LibreOffice/7.6.7.2$Linux_X86_64 LibreOffice_project/60$Build-2</meta:generator>
    <meta:document-statistic meta:table-count="0" meta:image-count="0" meta:object-count="0" meta:page-count="8" meta:paragraph-count="66" meta:word-count="5582" meta:character-count="29547" meta:non-whitespace-character-count="24028"/>
  </office:meta>
</office:document-meta>
</file>